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087cm"/>
    </style:style>
    <style:style style:name="co4" style:family="table-column">
      <style:table-column-properties fo:break-before="auto" style:column-width="2.5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"/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zlog vs bxilog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ench zlog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cond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wc -l</text:p>
          </table:table-cell>
          <table:table-cell table:style-name="Default" office:value-type="string" calcext:value-type="string">
            <text:p>log/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/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p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16622337" calcext:value-type="float">
            <text:p>16622337</text:p>
          </table:table-cell>
          <table:table-cell table:formula="of:=[.B8]/[.A$2]" office:value-type="float" office:value="277038.95" calcext:value-type="float">
            <text:p>277039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6791156" calcext:value-type="float">
            <text:p>16791156</text:p>
          </table:table-cell>
          <table:table-cell table:formula="of:=[.B9]/[.A$2]" office:value-type="float" office:value="279852.6" calcext:value-type="float">
            <text:p>279853</text:p>
          </table:table-cell>
          <table:table-cell table:style-name="ce3"/>
          <table:table-cell/>
          <table:table-cell office:value-type="string" calcext:value-type="string">
            <text:p># retries 1</text:p>
          </table:table-cell>
          <table:table-cell office:value-type="string" calcext:value-type="string">
            <text:p># sleep 1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216151" calcext:value-type="float">
            <text:p>15216151</text:p>
          </table:table-cell>
          <table:table-cell table:formula="of:=[.B10]/[.A$2]" office:value-type="float" office:value="253602.516666667" calcext:value-type="float">
            <text:p>253603</text:p>
          </table:table-cell>
          <table:table-cell table:style-name="ce3"/>
          <table:table-cell/>
          <table:table-cell office:value-type="string" calcext:value-type="string">
            <text:p>#retries 2</text:p>
          </table:table-cell>
          <table:table-cell office:value-type="string" calcext:value-type="string">
            <text:p>#sleep 10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864376" calcext:value-type="float">
            <text:p>15864376</text:p>
          </table:table-cell>
          <table:table-cell table:formula="of:=[.B11]/[.A$2]" office:value-type="float" office:value="264406.266666667" calcext:value-type="float">
            <text:p>264406</text:p>
          </table:table-cell>
          <table:table-cell table:style-name="ce3"/>
          <table:table-cell/>
          <table:table-cell office:value-type="string" calcext:value-type="string">
            <text:p>#retries 1</text:p>
          </table:table-cell>
          <table:table-cell office:value-type="string" calcext:value-type="string">
            <text:p>#sleep 100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663756" calcext:value-type="float">
            <text:p>15663756</text:p>
          </table:table-cell>
          <table:table-cell table:formula="of:=[.B12]/[.A$2]" office:value-type="float" office:value="261062.6" calcext:value-type="float">
            <text:p>261063</text:p>
          </table:table-cell>
          <table:table-cell table:style-name="ce3"/>
          <table:table-cell/>
          <table:table-cell office:value-type="string" calcext:value-type="string">
            <text:p>#retries 2</text:p>
          </table:table-cell>
          <table:table-cell office:value-type="string" calcext:value-type="string">
            <text:p>#sleep 1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906016" calcext:value-type="float">
            <text:p>15906016</text:p>
          </table:table-cell>
          <table:table-cell table:formula="of:=[.B13]/[.A$2]" office:value-type="float" office:value="265100.266666667" calcext:value-type="float">
            <text:p>265100</text:p>
          </table:table-cell>
          <table:table-cell table:style-name="ce3"/>
          <table:table-cell/>
          <table:table-cell office:value-type="string" calcext:value-type="string">
            <text:p>#retries 1</text:p>
          </table:table-cell>
          <table:table-cell office:value-type="string" calcext:value-type="string">
            <text:p>#sleep 1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768556" calcext:value-type="float">
            <text:p>15768556</text:p>
          </table:table-cell>
          <table:table-cell table:formula="of:=[.B14]/[.A$2]" office:value-type="float" office:value="262809.266666667" calcext:value-type="float">
            <text:p>262809</text:p>
          </table:table-cell>
          <table:table-cell table:style-name="ce3"/>
          <table:table-cell/>
          <table:table-cell office:value-type="string" calcext:value-type="string">
            <text:p>#retries 1</text:p>
          </table:table-cell>
          <table:table-cell office:value-type="string" calcext:value-type="string">
            <text:p>#sleep 1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485006" calcext:value-type="float">
            <text:p>15485006</text:p>
          </table:table-cell>
          <table:table-cell table:formula="of:=[.B15]/[.A$2]" office:value-type="float" office:value="258083.433333333" calcext:value-type="float">
            <text:p>258083</text:p>
          </table:table-cell>
          <table:table-cell table:style-name="ce3"/>
          <table:table-cell/>
          <table:table-cell office:value-type="string" calcext:value-type="string">
            <text:p>#retries 0</text:p>
          </table:table-cell>
          <table:table-cell office:value-type="string" calcext:value-type="string">
            <text:p>#sleep 100ns</text:p>
          </table:table-cell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16707348" calcext:value-type="float">
            <text:p>16707348</text:p>
          </table:table-cell>
          <table:table-cell table:formula="of:=[.B16]/[.A$2]" office:value-type="float" office:value="278455.8" calcext:value-type="float">
            <text:p>278456</text:p>
          </table:table-cell>
          <table:table-cell table:style-name="ce3"/>
          <table:table-cell/>
          <table:table-cell office:value-type="string" calcext:value-type="string">
            <text:p>Waiting/Retry Code Removed</text:p>
          </table:table-cell>
          <table:table-cell/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16707348" calcext:value-type="float">
            <text:p>16707348</text:p>
          </table:table-cell>
          <table:table-cell table:formula="of:=[.B17]/[.A$2]" office:value-type="float" office:value="278455.8" calcext:value-type="float">
            <text:p>278456</text:p>
          </table:table-cell>
          <table:table-cell table:style-name="ce3"/>
          <table:table-cell/>
          <table:table-cell office:value-type="string" calcext:value-type="string">
            <text:p>Waiting code refactored, unused by default unless caller specifies it.</text:p>
          </table:table-cell>
          <table:table-cell/>
        </table:table-row>
        <table:table-row table:style-name="ro1">
          <table:table-cell/>
          <table:table-cell office:value-type="float" office:value="13932729" calcext:value-type="float">
            <text:p>13932729</text:p>
          </table:table-cell>
          <table:table-cell table:formula="of:=[.B18]/[.A$2]" office:value-type="float" office:value="232212.15" calcext:value-type="float">
            <text:p>232212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r2147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inpro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3070041" calcext:value-type="float">
            <text:p>13070041</text:p>
          </table:table-cell>
          <table:table-cell table:formula="of:=[.B22]/[.A$2]" office:value-type="float" office:value="217834.016666667" calcext:value-type="float">
            <text:p>217834</text:p>
          </table:table-cell>
          <table:table-cell table:style-name="ce3"/>
          <table:table-cell/>
          <table:table-cell office:value-type="string" calcext:value-type="string">
            <text:p>memcpy while receiving</text:p>
          </table:table-cell>
          <table:table-cell/>
        </table:table-row>
        <table:table-row table:style-name="ro1">
          <table:table-cell/>
          <table:table-cell office:value-type="float" office:value="12925045" calcext:value-type="float">
            <text:p>12925045</text:p>
          </table:table-cell>
          <table:table-cell table:formula="of:=[.B23]/[.A$2]" office:value-type="float" office:value="215417.416666667" calcext:value-type="float">
            <text:p>215417</text:p>
          </table:table-cell>
          <table:table-cell table:style-name="ce3"/>
          <table:table-cell/>
          <table:table-cell office:value-type="string" calcext:value-type="string">
            <text:p>memcpy while receiving</text:p>
          </table:table-cell>
          <table:table-cell/>
        </table:table-row>
        <table:table-row table:style-name="ro1">
          <table:table-cell/>
          <table:table-cell office:value-type="float" office:value="12880020" calcext:value-type="float">
            <text:p>12880020</text:p>
          </table:table-cell>
          <table:table-cell table:formula="of:=[.B24]/[.A$2]" office:value-type="float" office:value="214667" calcext:value-type="float">
            <text:p>214667</text:p>
          </table:table-cell>
          <table:table-cell table:style-name="ce3"/>
          <table:table-cell/>
          <table:table-cell office:value-type="string" calcext:value-type="string">
            <text:p>memcpy but size correcting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3620052" calcext:value-type="float">
            <text:p>13620052</text:p>
          </table:table-cell>
          <table:table-cell table:formula="of:=[.B26]/[.A$2]" office:value-type="float" office:value="227000.866666667" calcext:value-type="float">
            <text:p>227001</text:p>
          </table:table-cell>
          <table:table-cell table:style-name="ce3"/>
          <table:table-cell/>
          <table:table-cell office:value-type="string" calcext:value-type="string">
            <text:p>no memcpy, correct sizing</text:p>
          </table:table-cell>
          <table:table-cell/>
        </table:table-row>
        <table:table-row table:style-name="ro1">
          <table:table-cell/>
          <table:table-cell office:value-type="float" office:value="14020067" calcext:value-type="float">
            <text:p>14020067</text:p>
          </table:table-cell>
          <table:table-cell table:formula="of:=[.B27]/[.A$2]" office:value-type="float" office:value="233667.783333333" calcext:value-type="float">
            <text:p>233668</text:p>
          </table:table-cell>
          <table:table-cell table:style-name="ce3"/>
          <table:table-cell/>
          <table:table-cell office:value-type="string" calcext:value-type="string">
            <text:p>DONTWAIT in recv (internal handler data socket)</text:p>
          </table:table-cell>
          <table:table-cell/>
        </table:table-row>
        <table:table-row table:style-name="ro1">
          <table:table-cell/>
          <table:table-cell office:value-type="float" office:value="13940034" calcext:value-type="float">
            <text:p>13940034</text:p>
          </table:table-cell>
          <table:table-cell table:formula="of:=[.B28]/[.A$2]" office:value-type="float" office:value="232333.9" calcext:value-type="float">
            <text:p>232334</text:p>
          </table:table-cell>
          <table:table-cell table:style-name="ce3"/>
          <table:table-cell/>
          <table:table-cell office:value-type="string" calcext:value-type="string">
            <text:p>DONTWAIT in send </text:p>
          </table:table-cell>
          <table:table-cell/>
        </table:table-row>
        <table:table-row table:style-name="ro1">
          <table:table-cell/>
          <table:table-cell office:value-type="float" office:value="13935079" calcext:value-type="float">
            <text:p>13935079</text:p>
          </table:table-cell>
          <table:table-cell table:formula="of:=[.B29]/[.A$2]" office:value-type="float" office:value="232251.316666667" calcext:value-type="float">
            <text:p>232251</text:p>
          </table:table-cell>
          <table:table-cell table:style-name="ce3"/>
          <table:table-cell/>
          <table:table-cell office:value-type="string" calcext:value-type="string">
            <text:p>DONTWAIT both side</text:p>
          </table:table-cell>
          <table:table-cell/>
        </table:table-row>
        <table:table-row table:style-name="ro1">
          <table:table-cell/>
          <table:table-cell office:value-type="float" office:value="13790040" calcext:value-type="float">
            <text:p>13790040</text:p>
          </table:table-cell>
          <table:table-cell table:formula="of:=[.B30]/[.A$2]" office:value-type="float" office:value="229834" calcext:value-type="float">
            <text:p>229834</text:p>
          </table:table-cell>
          <table:table-cell table:style-name="ce3"/>
          <table:table-cell/>
          <table:table-cell office:value-type="string" calcext:value-type="string">
            <text:p>No IO thread in contxt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3950054" calcext:value-type="float">
            <text:p>13950054</text:p>
          </table:table-cell>
          <table:table-cell table:formula="of:=[.B32]/[.A$2]" office:value-type="float" office:value="232500.9" calcext:value-type="float">
            <text:p>232501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r2147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zlog mt (github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3321308" calcext:value-type="float">
            <text:p>23321308</text:p>
          </table:table-cell>
          <table:table-cell table:formula="of:=[.B36]/[.A$2]" office:value-type="float" office:value="388688.466666667" calcext:value-type="float">
            <text:p>388688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9331129" calcext:value-type="float">
            <text:p>19331129</text:p>
          </table:table-cell>
          <table:table-cell table:formula="of:=[.B37]/[.A$2]" office:value-type="float" office:value="322185.483333333" calcext:value-type="float">
            <text:p>322185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3207817" calcext:value-type="float">
            <text:p>13207817</text:p>
          </table:table-cell>
          <table:table-cell table:formula="of:=[.B38]/[.A$2]" office:value-type="float" office:value="220130.283333333" calcext:value-type="float">
            <text:p>220130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26638483" calcext:value-type="float">
            <text:p>26638483</text:p>
          </table:table-cell>
          <table:table-cell table:formula="of:=[.B39]/[.A$2]" office:value-type="float" office:value="443974.716666667" calcext:value-type="float">
            <text:p>443975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3094022" calcext:value-type="float">
            <text:p>13094022</text:p>
          </table:table-cell>
          <table:table-cell table:formula="of:=[.B40]/[.A$2]" office:value-type="float" office:value="218233.7" calcext:value-type="float">
            <text:p>218234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27767063" calcext:value-type="float">
            <text:p>27767063</text:p>
          </table:table-cell>
          <table:table-cell table:formula="of:=[.B41]/[.A$2]" office:value-type="float" office:value="462784.383333333" calcext:value-type="float">
            <text:p>462784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27810828" calcext:value-type="float">
            <text:p>27810828</text:p>
          </table:table-cell>
          <table:table-cell table:formula="of:=[.B42]/[.A$2]" office:value-type="float" office:value="463513.8" calcext:value-type="float">
            <text:p>463514</text:p>
          </table:table-cell>
          <table:table-cell table:style-name="ce3" office:value-type="float" office:value="2169244584" calcext:value-type="float">
            <text:p>2169244584</text:p>
          </table:table-cell>
          <table:table-cell table:formula="of:=[.D42]/60/1024/1024" office:value-type="float" office:value="34.4792140960693" calcext:value-type="float">
            <text:p>34,47921409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162091" calcext:value-type="float">
            <text:p>27162091</text:p>
          </table:table-cell>
          <table:table-cell table:formula="of:=[.B43]/[.A$2]" office:value-type="float" office:value="452701.516666667" calcext:value-type="float">
            <text:p>452702</text:p>
          </table:table-cell>
          <table:table-cell table:style-name="ce3" office:value-type="float" office:value="2852019555" calcext:value-type="float">
            <text:p>2852019555</text:p>
          </table:table-cell>
          <table:table-cell table:formula="of:=[.D43]/60/1024/1024" office:value-type="float" office:value="45.3316299915314" calcext:value-type="float">
            <text:p>45,33162999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260890" calcext:value-type="float">
            <text:p>15260890</text:p>
          </table:table-cell>
          <table:table-cell table:formula="of:=[.B44]/[.A$2]" office:value-type="float" office:value="254348.166666667" calcext:value-type="float">
            <text:p>254348</text:p>
          </table:table-cell>
          <table:table-cell table:style-name="ce3" office:value-type="float" office:value="1602393450" calcext:value-type="float">
            <text:p>1602393450</text:p>
          </table:table-cell>
          <table:table-cell table:formula="of:=[.D44]/60/1024/1024" office:value-type="float" office:value="25.4693579673767" calcext:value-type="float">
            <text:p>25,4693579674</text:p>
          </table:table-cell>
          <table:table-cell/>
          <table:table-cell office:value-type="string" calcext:value-type="string">
            <text:p>on grumpy 33 threads</text:p>
          </table:table-cell>
        </table:table-row>
        <table:table-row table:style-name="ro1">
          <table:table-cell/>
          <table:table-cell office:value-type="float" office:value="15525993" calcext:value-type="float">
            <text:p>15525993</text:p>
          </table:table-cell>
          <table:table-cell table:formula="of:=[.B45]/[.A$2]" office:value-type="float" office:value="258766.55" calcext:value-type="float">
            <text:p>258767</text:p>
          </table:table-cell>
          <table:table-cell table:style-name="ce3" office:value-type="float" office:value="1630229265" calcext:value-type="float">
            <text:p>1630229265</text:p>
          </table:table-cell>
          <table:table-cell table:formula="of:=[.D45]/60/1024/1024" office:value-type="float" office:value="25.9117963314056" calcext:value-type="float">
            <text:p>25,9117963314</text:p>
          </table:table-cell>
          <table:table-cell/>
          <table:table-cell office:value-type="string" calcext:value-type="string">
            <text:p>on grumpy 33 threads</text:p>
          </table:table-cell>
        </table:table-row>
        <table:table-row table:style-name="ro1">
          <table:table-cell office:value-type="string" calcext:value-type="string">
            <text:p>On grumpy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7675019" calcext:value-type="float">
            <text:p>7675019</text:p>
          </table:table-cell>
          <table:table-cell table:formula="of:=[.B47]/[.A$2]" office:value-type="float" office:value="127916.983333333" calcext:value-type="float">
            <text:p>127917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7510025" calcext:value-type="float">
            <text:p>7510025</text:p>
          </table:table-cell>
          <table:table-cell table:formula="of:=[.B48]/[.A$2]" office:value-type="float" office:value="125167.083333333" calcext:value-type="float">
            <text:p>125167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5004892" calcext:value-type="float">
            <text:p>15004892</text:p>
          </table:table-cell>
          <table:table-cell table:formula="of:=[.B49]/[.A$2]" office:value-type="float" office:value="250081.533333333" calcext:value-type="float">
            <text:p>250082</text:p>
          </table:table-cell>
          <table:table-cell office:value-type="float" office:value="1785582182" calcext:value-type="float">
            <text:p>1785582182</text:p>
          </table:table-cell>
          <table:table-cell table:formula="of:=[.D49]/60/1024/1024" office:value-type="float" office:value="28.3810644467672" calcext:value-type="float">
            <text:p>28,38106444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4892" calcext:value-type="float">
            <text:p>15004892</text:p>
          </table:table-cell>
          <table:table-cell table:formula="of:=[.B50]/[.A$2]" office:value-type="float" office:value="250081.533333333" calcext:value-type="float">
            <text:p>250082</text:p>
          </table:table-cell>
          <table:table-cell office:value-type="float" office:value="1785582182" calcext:value-type="float">
            <text:p>1785582182</text:p>
          </table:table-cell>
          <table:table-cell table:formula="of:=[.D50]/60/1024/1024" office:value-type="float" office:value="28.3810644467672" calcext:value-type="float">
            <text:p>28,3810644468</text:p>
          </table:table-cell>
          <table:table-cell/>
          <table:table-cell table:style-name="ce4" office:value-type="string" calcext:value-type="string">
            <text:p>r6909</text:p>
          </table:table-cell>
        </table:table-row>
        <table:table-row table:style-name="ro1">
          <table:table-cell/>
          <table:table-cell office:value-type="float" office:value="46509055" calcext:value-type="float">
            <text:p>46509055</text:p>
          </table:table-cell>
          <table:table-cell table:formula="of:=[.B51]/[.A$2]" office:value-type="float" office:value="775150.916666667" calcext:value-type="float">
            <text:p>775151</text:p>
          </table:table-cell>
          <table:table-cell office:value-type="float" office:value="5534577529" calcext:value-type="float">
            <text:p>5534577529</text:p>
          </table:table-cell>
          <table:table-cell table:formula="of:=[.D51]/60/1024/1024" office:value-type="float" office:value="87.9697406927745" calcext:value-type="float">
            <text:p>87,9697406928</text:p>
          </table:table-cell>
          <table:table-cell/>
          <table:table-cell office:value-type="string" calcext:value-type="string">
            <text:p>33 thread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sing bximisc_strlcpy instead of strncpy(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54]-[.C$32])/[.C$32]" office:value-type="percentage" office:value="0.0869907743726297" calcext:value-type="percentage">
            <text:p>8,70%</text:p>
          </table:table-cell>
          <table:table-cell office:value-type="float" office:value="15163580" calcext:value-type="float">
            <text:p>15163580</text:p>
          </table:table-cell>
          <table:table-cell table:formula="of:=[.B54]/[.A$2]" office:value-type="float" office:value="252726.333333333" calcext:value-type="float">
            <text:p>252726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2" table:formula="of:=([.C55]-[.C$32])/[.C$32]" office:value-type="percentage" office:value="0.0906385021878768" calcext:value-type="percentage">
            <text:p>9,06%</text:p>
          </table:table-cell>
          <table:table-cell office:value-type="float" office:value="15214466" calcext:value-type="float">
            <text:p>15214466</text:p>
          </table:table-cell>
          <table:table-cell table:formula="of:=[.B55]/[.A$2]" office:value-type="float" office:value="253574.433333333" calcext:value-type="float">
            <text:p>253574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2" table:formula="of:=([.C56]-[.C$32])/[.C$32]" office:value-type="percentage" office:value="0.0834115050737438" calcext:value-type="percentage">
            <text:p>8,34%</text:p>
          </table:table-cell>
          <table:table-cell office:value-type="float" office:value="15113649" calcext:value-type="float">
            <text:p>15113649</text:p>
          </table:table-cell>
          <table:table-cell table:formula="of:=[.B56]/[.A$2]" office:value-type="float" office:value="251894.15" calcext:value-type="float">
            <text:p>251894</text:p>
          </table:table-cell>
          <table:table-cell table:style-name="ce3"/>
          <table:table-cell office:value-type="string" calcext:value-type="string">
            <text:p>clang -O3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57]-[.C$32])/[.C$32]" office:value-type="percentage" office:value="0.0905628035561727" calcext:value-type="percentage">
            <text:p>9,06%</text:p>
          </table:table-cell>
          <table:table-cell office:value-type="float" office:value="15213410" calcext:value-type="float">
            <text:p>15213410</text:p>
          </table:table-cell>
          <table:table-cell table:formula="of:=[.B57]/[.A$2]" office:value-type="float" office:value="253556.833333333" calcext:value-type="float">
            <text:p>253557</text:p>
          </table:table-cell>
          <table:table-cell table:style-name="ce3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58]-[.C$32])/[.C$32]" office:value-type="percentage" office:value="0.0869920646902156" calcext:value-type="percentage">
            <text:p>8,70%</text:p>
          </table:table-cell>
          <table:table-cell office:value-type="float" office:value="15163598" calcext:value-type="float">
            <text:p>15163598</text:p>
          </table:table-cell>
          <table:table-cell table:formula="of:=[.B58]/[.A$2]" office:value-type="float" office:value="252726.633333333" calcext:value-type="float">
            <text:p>252727</text:p>
          </table:table-cell>
          <table:table-cell table:style-name="ce3"/>
          <table:table-cell office:value-type="string" calcext:value-type="string">
            <text:p>gcc -O3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59]-[.C$32])/[.C$32]" office:value-type="percentage" office:value="0.108441444025951" calcext:value-type="percentage">
            <text:p>10,84%</text:p>
          </table:table-cell>
          <table:table-cell office:value-type="float" office:value="15462818" calcext:value-type="float">
            <text:p>15462818</text:p>
          </table:table-cell>
          <table:table-cell table:formula="of:=[.B59]/[.A$2]" office:value-type="float" office:value="257713.633333333" calcext:value-type="float">
            <text:p>257714</text:p>
          </table:table-cell>
          <table:table-cell table:style-name="ce3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ncate destination strings instead of returning number of bytes.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61]-[.C$32])/[.C$32]" office:value-type="percentage" office:value="0.0869874768943548" calcext:value-type="percentage">
            <text:p>8,70%</text:p>
          </table:table-cell>
          <table:table-cell office:value-type="float" office:value="15163534" calcext:value-type="float">
            <text:p>15163534</text:p>
          </table:table-cell>
          <table:table-cell table:formula="of:=[.B61]/[.A$2]" office:value-type="float" office:value="252725.566666667" calcext:value-type="float">
            <text:p>252726</text:p>
          </table:table-cell>
          <table:table-cell table:style-name="ce3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62]-[.C$32])/[.C$32]" office:value-type="percentage" office:value="0.0869892690021129" calcext:value-type="percentage">
            <text:p>8,70%</text:p>
          </table:table-cell>
          <table:table-cell office:value-type="float" office:value="15163559" calcext:value-type="float">
            <text:p>15163559</text:p>
          </table:table-cell>
          <table:table-cell table:formula="of:=[.B62]/[.A$2]" office:value-type="float" office:value="252725.983333333" calcext:value-type="float">
            <text:p>252726</text:p>
          </table:table-cell>
          <table:table-cell table:style-name="ce3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more allocation, sprintf directly inside the zmsg.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64]-[.C$32])/[.C$32]" office:value-type="percentage" office:value="0.0905645239796205" calcext:value-type="percentage">
            <text:p>9,06%</text:p>
          </table:table-cell>
          <table:table-cell office:value-type="float" office:value="15213434" calcext:value-type="float">
            <text:p>15213434</text:p>
          </table:table-cell>
          <table:table-cell table:formula="of:=[.B64]/[.A$2]" office:value-type="float" office:value="253557.233333333" calcext:value-type="float">
            <text:p>253557</text:p>
          </table:table-cell>
          <table:table-cell table:style-name="ce3"/>
          <table:table-cell office:value-type="string" calcext:value-type="string">
            <text:p>clang -O3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65]-[.C$32])/[.C$32]" office:value-type="percentage" office:value="0.0869887672119406" calcext:value-type="percentage">
            <text:p>8,70%</text:p>
          </table:table-cell>
          <table:table-cell office:value-type="float" office:value="15163552" calcext:value-type="float">
            <text:p>15163552</text:p>
          </table:table-cell>
          <table:table-cell table:formula="of:=[.B65]/[.A$2]" office:value-type="float" office:value="252725.866666667" calcext:value-type="float">
            <text:p>252726</text:p>
          </table:table-cell>
          <table:table-cell table:style-name="ce3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66]-[.C$32])/[.C$32]" office:value-type="percentage" office:value="0.0834128670756401" calcext:value-type="percentage">
            <text:p>8,34%</text:p>
          </table:table-cell>
          <table:table-cell office:value-type="float" office:value="15113668" calcext:value-type="float">
            <text:p>15113668</text:p>
          </table:table-cell>
          <table:table-cell table:formula="of:=[.B66]/[.A$2]" office:value-type="float" office:value="251894.466666667" calcext:value-type="float">
            <text:p>251894</text:p>
          </table:table-cell>
          <table:table-cell table:style-name="ce3"/>
          <table:table-cell office:value-type="string" calcext:value-type="string">
            <text:p>gcc -O3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67]-[.C$32])/[.C$32]" office:value-type="percentage" office:value="0.094139994010059" calcext:value-type="percentage">
            <text:p>9,41%</text:p>
          </table:table-cell>
          <table:table-cell office:value-type="float" office:value="15263312" calcext:value-type="float">
            <text:p>15263312</text:p>
          </table:table-cell>
          <table:table-cell table:formula="of:=[.B67]/[.A$2]" office:value-type="float" office:value="254388.533333333" calcext:value-type="float">
            <text:p>254389</text:p>
          </table:table-cell>
          <table:table-cell table:style-name="ce3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ip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70]-[.C$32])/[.C$32]" office:value-type="percentage" office:value="0.103523255178797" calcext:value-type="percentage">
            <text:p>10,35%</text:p>
          </table:table-cell>
          <table:table-cell office:value-type="float" office:value="15394209" calcext:value-type="float">
            <text:p>15394209</text:p>
          </table:table-cell>
          <table:table-cell table:formula="of:=[.B70]/[.A$2]" office:value-type="float" office:value="256570.15" calcext:value-type="float">
            <text:p>256570</text:p>
          </table:table-cell>
          <table:table-cell table:style-name="ce3"/>
          <table:table-cell office:value-type="string" calcext:value-type="string">
            <text:p>clang -O3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71]-[.C$32])/[.C$32]" office:value-type="percentage" office:value="0.0971054305596237" calcext:value-type="percentage">
            <text:p>9,71%</text:p>
          </table:table-cell>
          <table:table-cell office:value-type="float" office:value="15304680" calcext:value-type="float">
            <text:p>15304680</text:p>
          </table:table-cell>
          <table:table-cell table:formula="of:=[.B71]/[.A$2]" office:value-type="float" office:value="255078" calcext:value-type="float">
            <text:p>255078</text:p>
          </table:table-cell>
          <table:table-cell table:style-name="ce3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72]-[.C$32])/[.C$32]" office:value-type="percentage" office:value="0.10674775882588" calcext:value-type="percentage">
            <text:p>10,67%</text:p>
          </table:table-cell>
          <table:table-cell office:value-type="float" office:value="15439191" calcext:value-type="float">
            <text:p>15439191</text:p>
          </table:table-cell>
          <table:table-cell table:formula="of:=[.B72]/[.A$2]" office:value-type="float" office:value="257319.85" calcext:value-type="float">
            <text:p>257320</text:p>
          </table:table-cell>
          <table:table-cell table:style-name="ce3"/>
          <table:table-cell office:value-type="string" calcext:value-type="string">
            <text:p>gcc -O3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73]-[.C$32])/[.C$32]" office:value-type="percentage" office:value="0.0970887281153177" calcext:value-type="percentage">
            <text:p>9,71%</text:p>
          </table:table-cell>
          <table:table-cell office:value-type="float" office:value="15304447" calcext:value-type="float">
            <text:p>15304447</text:p>
          </table:table-cell>
          <table:table-cell table:formula="of:=[.B73]/[.A$2]" office:value-type="float" office:value="255074.116666667" calcext:value-type="float">
            <text:p>255074</text:p>
          </table:table-cell>
          <table:table-cell table:style-name="ce3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multiple frames (removing size limitation) zerocopy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2836</text:p>
          </table:table-cell>
        </table:table-row>
        <table:table-row table:style-name="ro1">
          <table:table-cell table:style-name="ce2" table:formula="of:=([.C77]-[.C$32])/[.C$32]" office:value-type="percentage" office:value="-0.0453045558103216" calcext:value-type="percentage">
            <text:p>-4,53%</text:p>
          </table:table-cell>
          <table:table-cell office:value-type="float" office:value="13318053" calcext:value-type="float">
            <text:p>13318053</text:p>
          </table:table-cell>
          <table:table-cell table:formula="of:=[.B77]/[.A$2]" office:value-type="float" office:value="221967.55" calcext:value-type="float">
            <text:p>221968</text:p>
          </table:table-cell>
          <table:table-cell table:style-name="ce3"/>
          <table:table-cell office:value-type="string" calcext:value-type="string">
            <text:p>r2836</text:p>
          </table:table-cell>
          <table:table-cell office:value-type="string" calcext:value-type="string">
            <text:p>gcc -O3 -march=native -fPIC -fomit-frame-pointer</text:p>
          </table:table-cell>
          <table:table-cell/>
        </table:table-row>
        <table:table-row table:style-name="ro1">
          <table:table-cell table:style-name="ce2" table:formula="of:=([.C78]-[.C$32])/[.C$32]" office:value-type="percentage" office:value="-0.0416357528078386" calcext:value-type="percentage">
            <text:p>-4,16%</text:p>
          </table:table-cell>
          <table:table-cell office:value-type="float" office:value="13369233" calcext:value-type="float">
            <text:p>13369233</text:p>
          </table:table-cell>
          <table:table-cell table:formula="of:=[.B78]/[.A$2]" office:value-type="float" office:value="222820.55" calcext:value-type="float">
            <text:p>222821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copy, but two frames (1 for the header, 1 for the logmsg)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branch: bxilog-20mq-frames-per-log</text:p>
          </table:table-cell>
        </table:table-row>
        <table:table-row table:style-name="ro1">
          <table:table-cell table:style-name="ce2" table:formula="of:=([.C81]-[.C$32])/[.C$32]" office:value-type="percentage" office:value="0.0335785796958206" calcext:value-type="percentage">
            <text:p>3,36%</text:p>
          </table:table-cell>
          <table:table-cell office:value-type="float" office:value="14418477" calcext:value-type="float">
            <text:p>14418477</text:p>
          </table:table-cell>
          <table:table-cell table:formula="of:=[.B81]/[.A$2]" office:value-type="float" office:value="240307.95" calcext:value-type="float">
            <text:p>240308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bximisc refactored snd_data() function and bximisc_calloc().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84]-[.C$32])/[.C$32]" office:value-type="percentage" office:value="0.0229933160115366" calcext:value-type="percentage">
            <text:p>2,30%</text:p>
          </table:table-cell>
          <table:table-cell office:value-type="float" office:value="14270812" calcext:value-type="float">
            <text:p>14270812</text:p>
          </table:table-cell>
          <table:table-cell table:formula="of:=[.B84]/[.A$2]" office:value-type="float" office:value="237846.866666667" calcext:value-type="float">
            <text:p>237847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bximisc refactored snd_data() function and a stack allocated buffer.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87]-[.C$32])/[.C$32]" office:value-type="percentage" office:value="0.0480226098049514" calcext:value-type="percentage">
            <text:p>4,80%</text:p>
          </table:table-cell>
          <table:table-cell office:value-type="float" office:value="14619972" calcext:value-type="float">
            <text:p>14619972</text:p>
          </table:table-cell>
          <table:table-cell table:formula="of:=[.B87]/[.A$2]" office:value-type="float" office:value="243666.2" calcext:value-type="float">
            <text:p>243666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bximisc refactored snd_data_zc() function, bximisc_calloc() (zc = zero copy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90]-[.C$32])/[.C$32]" office:value-type="percentage" office:value="0.0444469964058921" calcext:value-type="percentage">
            <text:p>4,44%</text:p>
          </table:table-cell>
          <table:table-cell office:value-type="float" office:value="14570092" calcext:value-type="float">
            <text:p>14570092</text:p>
          </table:table-cell>
          <table:table-cell table:formula="of:=[.B90]/[.A$2]" office:value-type="float" office:value="242834.866666667" calcext:value-type="float">
            <text:p>242835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bximisc refactored snd_data_zc() function, malloc() (zc = zero copy) instead of bximisc_calloc(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93]-[.C$32])/[.C$32]" office:value-type="percentage" office:value="0.0480226098049514" calcext:value-type="percentage">
            <text:p>4,80%</text:p>
          </table:table-cell>
          <table:table-cell office:value-type="float" office:value="14619972" calcext:value-type="float">
            <text:p>14619972</text:p>
          </table:table-cell>
          <table:table-cell table:formula="of:=[.B93]/[.A$2]" office:value-type="float" office:value="243666.2" calcext:value-type="float">
            <text:p>243666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copy, but a single frame (1 sprintf + 1 memcopy for storing into a zmqmsg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96]-[.C$32])/[.C$32]" office:value-type="percentage" office:value="0.130044084417164" calcext:value-type="percentage">
            <text:p>13,00%</text:p>
          </table:table-cell>
          <table:table-cell office:value-type="float" office:value="15764176" calcext:value-type="float">
            <text:p>15764176</text:p>
          </table:table-cell>
          <table:table-cell table:formula="of:=[.B96]/[.A$2]" office:value-type="float" office:value="262736.266666667" calcext:value-type="float">
            <text:p>262736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 table:style-name="ce1" office:value-type="string" calcext:value-type="string">
            <text:p>r283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moving call to strlen() for FILENAME and logmsg.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387</text:p>
          </table:table-cell>
        </table:table-row>
        <table:table-row table:style-name="ro1">
          <table:table-cell table:style-name="ce2" table:formula="of:=([.C99]-[.C$32])/[.C$32]" office:value-type="percentage" office:value="0.248223985369519" calcext:value-type="percentage">
            <text:p>24,82%</text:p>
          </table:table-cell>
          <table:table-cell office:value-type="float" office:value="17412792" calcext:value-type="float">
            <text:p>17412792</text:p>
          </table:table-cell>
          <table:table-cell table:formula="of:=[.B99]/[.A$2]" office:value-type="float" office:value="290213.2" calcext:value-type="float">
            <text:p>290213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style-name="ce2" table:formula="of:=([.C100]-[.C$32])/[.C$32]" office:value-type="percentage" office:value="0.251832573551328" calcext:value-type="percentage">
            <text:p>25,18%</text:p>
          </table:table-cell>
          <table:table-cell office:value-type="float" office:value="17463132" calcext:value-type="float">
            <text:p>17463132</text:p>
          </table:table-cell>
          <table:table-cell table:formula="of:=[.B100]/[.A$2]" office:value-type="float" office:value="291052.2" calcext:value-type="float">
            <text:p>291052</text:p>
          </table:table-cell>
          <table:table-cell table:style-name="ce3"/>
          <table:table-cell/>
          <table:table-cell office:value-type="string" calcext:value-type="string">
            <text:p>gcc -O3 -march=native -fPIC -fomit-frame-pointer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Removing call to strlen() for logger name 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388</text:p>
          </table:table-cell>
        </table:table-row>
        <table:table-row table:style-name="ro1">
          <table:table-cell table:style-name="ce2" table:formula="of:=([.C103]-[.C$32])/[.C$32]" office:value-type="percentage" office:value="0.251832573551328" calcext:value-type="percentage">
            <text:p>25,18%</text:p>
          </table:table-cell>
          <table:table-cell office:value-type="float" office:value="17463132" calcext:value-type="float">
            <text:p>17463132</text:p>
          </table:table-cell>
          <table:table-cell table:formula="of:=[.B103]/[.A$2]" office:value-type="float" office:value="291052.2" calcext:value-type="float">
            <text:p>291052</text:p>
          </table:table-cell>
          <table:table-cell table:style-name="ce3"/>
          <table:table-cell/>
          <table:table-cell office:value-type="string" calcext:value-type="string">
            <text:p>clang -O3 (v 3.3)</text:p>
          </table:table-cell>
          <table:table-cell/>
        </table:table-row>
        <table:table-row table:style-name="ro1">
          <table:table-cell table:style-name="ce2" table:formula="of:=([.C104]-[.C$32])/[.C$32]" office:value-type="percentage" office:value="0.266135027147565" calcext:value-type="percentage">
            <text:p>26,61%</text:p>
          </table:table-cell>
          <table:table-cell office:value-type="float" office:value="17662652" calcext:value-type="float">
            <text:p>17662652</text:p>
          </table:table-cell>
          <table:table-cell table:formula="of:=[.B104]/[.A$2]" office:value-type="float" office:value="294377.533333333" calcext:value-type="float">
            <text:p>294378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moving call to getpid(), pid header field and bximisc_thread_rank().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398</text:p>
          </table:table-cell>
        </table:table-row>
        <table:table-row table:style-name="ro1">
          <table:table-cell table:style-name="ce2" table:formula="of:=([.C107]-[.C$32])/[.C$32]" office:value-type="percentage" office:value="0.251832573551328" calcext:value-type="percentage">
            <text:p>25,18%</text:p>
          </table:table-cell>
          <table:table-cell office:value-type="float" office:value="17463132" calcext:value-type="float">
            <text:p>17463132</text:p>
          </table:table-cell>
          <table:table-cell table:formula="of:=[.B107]/[.A$2]" office:value-type="float" office:value="291052.2" calcext:value-type="float">
            <text:p>291052</text:p>
          </table:table-cell>
          <table:table-cell table:style-name="ce3"/>
          <table:table-cell/>
          <table:table-cell office:value-type="string" calcext:value-type="string">
            <text:p>clang -O3 (v 3.3)</text:p>
          </table:table-cell>
          <table:table-cell/>
        </table:table-row>
        <table:table-row table:style-name="ro1">
          <table:table-cell table:style-name="ce2" table:formula="of:=([.C108]-[.C$32])/[.C$32]" office:value-type="percentage" office:value="0.255408186950387" calcext:value-type="percentage">
            <text:p>25,54%</text:p>
          </table:table-cell>
          <table:table-cell office:value-type="float" office:value="17513012" calcext:value-type="float">
            <text:p>17513012</text:p>
          </table:table-cell>
          <table:table-cell table:formula="of:=[.B108]/[.A$2]" office:value-type="float" office:value="291883.533333333" calcext:value-type="float">
            <text:p>291884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10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111]-[.C$32])/[.C$32]" office:value-type="percentage" office:value="0.25454224048165" calcext:value-type="percentage">
            <text:p>25,45%</text:p>
          </table:table-cell>
          <table:table-cell office:value-type="float" office:value="17500932" calcext:value-type="float">
            <text:p>17500932</text:p>
          </table:table-cell>
          <table:table-cell table:formula="of:=[.B111]/[.A$2]" office:value-type="float" office:value="291682.2" calcext:value-type="float">
            <text:p>291682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100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114]-[.C$32])/[.C$32]" office:value-type="percentage" office:value="0.43401968193098" calcext:value-type="percentage">
            <text:p>43,40%</text:p>
          </table:table-cell>
          <table:table-cell office:value-type="float" office:value="20004652" calcext:value-type="float">
            <text:p>20004652</text:p>
          </table:table-cell>
          <table:table-cell table:formula="of:=[.B114]/[.A$2]" office:value-type="float" office:value="333410.866666667" calcext:value-type="float">
            <text:p>333411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200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117]-[.C$32])/[.C$32]" office:value-type="percentage" office:value="0.434036886165459" calcext:value-type="percentage">
            <text:p>43,40%</text:p>
          </table:table-cell>
          <table:table-cell office:value-type="float" office:value="20004892" calcext:value-type="float">
            <text:p>20004892</text:p>
          </table:table-cell>
          <table:table-cell table:formula="of:=[.B117]/[.A$2]" office:value-type="float" office:value="333414.866666667" calcext:value-type="float">
            <text:p>333415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50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120]-[.C$32])/[.C$32]" office:value-type="percentage" office:value="0.254783099764345" calcext:value-type="percentage">
            <text:p>25,48%</text:p>
          </table:table-cell>
          <table:table-cell office:value-type="float" office:value="17504292" calcext:value-type="float">
            <text:p>17504292</text:p>
          </table:table-cell>
          <table:table-cell table:formula="of:=[.B120]/[.A$2]" office:value-type="float" office:value="291738.2" calcext:value-type="float">
            <text:p>291738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75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123]-[.C$32])/[.C$32]" office:value-type="percentage" office:value="0.344405691906282" calcext:value-type="percentage">
            <text:p>34,44%</text:p>
          </table:table-cell>
          <table:table-cell office:value-type="float" office:value="18754532" calcext:value-type="float">
            <text:p>18754532</text:p>
          </table:table-cell>
          <table:table-cell table:formula="of:=[.B123]/[.A$2]" office:value-type="float" office:value="312575.533333333" calcext:value-type="float">
            <text:p>312576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175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126]-[.C$32])/[.C$32]" office:value-type="percentage" office:value="0.254826110350541" calcext:value-type="percentage">
            <text:p>25,48%</text:p>
          </table:table-cell>
          <table:table-cell office:value-type="float" office:value="17504892" calcext:value-type="float">
            <text:p>17504892</text:p>
          </table:table-cell>
          <table:table-cell table:formula="of:=[.B126]/[.A$2]" office:value-type="float" office:value="291748.2" calcext:value-type="float">
            <text:p>291748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1500000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404</text:p>
          </table:table-cell>
        </table:table-row>
        <table:table-row table:style-name="ro1">
          <table:table-cell table:style-name="ce2" table:formula="of:=([.C129]-[.C$32])/[.C$32]" office:value-type="percentage" office:value="0.613239059863137" calcext:value-type="percentage">
            <text:p>61,32%</text:p>
          </table:table-cell>
          <table:table-cell office:value-type="float" office:value="22504772" calcext:value-type="float">
            <text:p>22504772</text:p>
          </table:table-cell>
          <table:table-cell table:formula="of:=[.B129]/[.A$2]" office:value-type="float" office:value="375079.533333333" calcext:value-type="float">
            <text:p>375080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style-name="ce2" table:formula="of:=([.C130]-[.C$32])/[.C$32]" office:value-type="percentage" office:value="0.613239059863137" calcext:value-type="percentage">
            <text:p>61,32%</text:p>
          </table:table-cell>
          <table:table-cell office:value-type="float" office:value="22504772" calcext:value-type="float">
            <text:p>22504772</text:p>
          </table:table-cell>
          <table:table-cell table:formula="of:=[.B130]/[.A$2]" office:value-type="float" office:value="375079.533333333" calcext:value-type="float">
            <text:p>375080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style-name="ce2" table:formula="of:=([.C131]-[.C$32])/[.C$32]" office:value-type="percentage" office:value="0.613239059863137" calcext:value-type="percentage">
            <text:p>61,32%</text:p>
          </table:table-cell>
          <table:table-cell office:value-type="float" office:value="22504772" calcext:value-type="float">
            <text:p>22504772</text:p>
          </table:table-cell>
          <table:table-cell table:formula="of:=[.B131]/[.A$2]" office:value-type="float" office:value="375079.533333333" calcext:value-type="float">
            <text:p>375080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style-name="ce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a pre-allocated buffer 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894</text:p>
          </table:table-cell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34]/[.A$2]" office:value-type="float" office:value="375079.533333333" calcext:value-type="float">
            <text:p>375080</text:p>
          </table:table-cell>
          <table:table-cell table:style-name="ce3" office:value-type="float" office:value="2678067927" calcext:value-type="float">
            <text:p>2678067927</text:p>
          </table:table-cell>
          <table:table-cell table:formula="of:=[.D134]/60/1024/1024" office:value-type="float" office:value="42.5667433261871" calcext:value-type="float">
            <text:p>42,5667433262</text:p>
          </table:table-cell>
          <table:table-cell office:value-type="string" calcext:value-type="string">
            <text:p>gcc -O3 (v 4.7.3-r1)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tarting basename() from the end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900</text:p>
          </table:table-cell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38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38]/60/1024/1024" office:value-type="float" office:value="42.5667433261871" calcext:value-type="float">
            <text:p>42,566743326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ssing all length in header structure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41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41]/60/1024/1024" office:value-type="float" office:value="42.5667433261871" calcext:value-type="float">
            <text:p>42,566743326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not call localtime_r() → rely on postprocessing of log for producing date/time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Not committed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46]/[.A$2]" office:value-type="float" office:value="375079.533333333" calcext:value-type="float">
            <text:p>375080</text:p>
          </table:table-cell>
          <table:table-cell office:value-type="float" office:value="2518767241" calcext:value-type="float">
            <text:p>2518767241</text:p>
          </table:table-cell>
          <table:table-cell table:formula="of:=[.D146]/60/1024/1024" office:value-type="float" office:value="40.0347271124522" calcext:value-type="float">
            <text:p>40,03472711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not fflush() after each log processed and do not call localtime_r()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Not committed</text:p>
          </table:table-cell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49]/[.A$2]" office:value-type="float" office:value="500077.533333333" calcext:value-type="float">
            <text:p>500078</text:p>
          </table:table-cell>
          <table:table-cell office:value-type="float" office:value="3357139394" calcext:value-type="float">
            <text:p>3357139394</text:p>
          </table:table-cell>
          <table:table-cell table:formula="of:=[.D149]/60/1024/1024" office:value-type="float" office:value="53.3602936108907" calcext:value-type="float">
            <text:p>53,36029361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50]/[.A$2]" office:value-type="float" office:value="500077.533333333" calcext:value-type="float">
            <text:p>500078</text:p>
          </table:table-cell>
          <table:table-cell office:value-type="float" office:value="3420530412" calcext:value-type="float">
            <text:p>3420530412</text:p>
          </table:table-cell>
          <table:table-cell table:formula="of:=[.D150]/60/1024/1024" office:value-type="float" office:value="54.3678667068482" calcext:value-type="float">
            <text:p>54,367866706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not fflush() after each log processed, do not call localtime_r(), fwrite() is not a cancellation point.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Not committed</text:p>
          </table:table-cell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53]/[.A$2]" office:value-type="float" office:value="500077.533333333" calcext:value-type="float">
            <text:p>500078</text:p>
          </table:table-cell>
          <table:table-cell office:value-type="float" office:value="3420530412" calcext:value-type="float">
            <text:p>3420530412</text:p>
          </table:table-cell>
          <table:table-cell table:formula="of:=[.D153]/60/1024/1024" office:value-type="float" office:value="54.3678667068482" calcext:value-type="float">
            <text:p>54,3678667068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not fflush() after each log processed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904</text:p>
          </table:table-cell>
        </table:table-row>
        <table:table-row table:style-name="ro1">
          <table:table-cell/>
          <table:table-cell office:value-type="float" office:value="25662636" calcext:value-type="float">
            <text:p>25662636</text:p>
          </table:table-cell>
          <table:table-cell table:formula="of:=[.B157]/[.A$2]" office:value-type="float" office:value="427710.6" calcext:value-type="float">
            <text:p>427711</text:p>
          </table:table-cell>
          <table:table-cell office:value-type="float" office:value="3053853743" calcext:value-type="float">
            <text:p>3053853743</text:p>
          </table:table-cell>
          <table:table-cell table:formula="of:=[.D157]/60/1024/1024" office:value-type="float" office:value="48.5396980126699" calcext:value-type="float">
            <text:p>48,5396980127</text:p>
          </table:table-cell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58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58]/60/1024/1024" office:value-type="float" office:value="42.5667433261871" calcext:value-type="float">
            <text:p>42,5667433262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28142827" calcext:value-type="float">
            <text:p>28142827</text:p>
          </table:table-cell>
          <table:table-cell table:formula="of:=[.B159]/[.A$2]" office:value-type="float" office:value="469047.116666667" calcext:value-type="float">
            <text:p>469047</text:p>
          </table:table-cell>
          <table:table-cell office:value-type="float" office:value="3348996477" calcext:value-type="float">
            <text:p>3348996477</text:p>
          </table:table-cell>
          <table:table-cell table:formula="of:=[.D159]/60/1024/1024" office:value-type="float" office:value="53.2308654308319" calcext:value-type="float">
            <text:p>53,2308654308</text:p>
          </table:table-cell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/>
          <table:table-cell office:value-type="float" office:value="29354220" calcext:value-type="float">
            <text:p>29354220</text:p>
          </table:table-cell>
          <table:table-cell table:formula="of:=[.B160]/[.A$2]" office:value-type="float" office:value="489237" calcext:value-type="float">
            <text:p>489237</text:p>
          </table:table-cell>
          <table:table-cell office:value-type="float" office:value="3493152249" calcext:value-type="float">
            <text:p>3493152249</text:p>
          </table:table-cell>
          <table:table-cell table:formula="of:=[.D160]/60/1024/1024" office:value-type="float" office:value="55.5221597194672" calcext:value-type="float">
            <text:p>55,5221597195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61]/[.A$2]" office:value-type="float" office:value="500077.533333333" calcext:value-type="float">
            <text:p>500078</text:p>
          </table:table-cell>
          <table:table-cell office:value-type="float" office:value="3570553672" calcext:value-type="float">
            <text:p>3570553672</text:p>
          </table:table-cell>
          <table:table-cell table:formula="of:=[.D161]/60/1024/1024" office:value-type="float" office:value="56.7524222056071" calcext:value-type="float">
            <text:p>56,7524222056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22505358" calcext:value-type="float">
            <text:p>22505358</text:p>
          </table:table-cell>
          <table:table-cell table:formula="of:=[.B162]/[.A$2]" office:value-type="float" office:value="375089.3" calcext:value-type="float">
            <text:p>375089</text:p>
          </table:table-cell>
          <table:table-cell office:value-type="float" office:value="2678137661" calcext:value-type="float">
            <text:p>2678137661</text:p>
          </table:table-cell>
          <table:table-cell table:formula="of:=[.D162]/60/1024/1024" office:value-type="float" office:value="42.5678517182668" calcext:value-type="float">
            <text:p>42,5678517183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a flush() after a given polling timeout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906</text:p>
          </table:table-cell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65]/[.A$2]" office:value-type="float" office:value="500077.533333333" calcext:value-type="float">
            <text:p>500078</text:p>
          </table:table-cell>
          <table:table-cell office:value-type="float" office:value="3570553672" calcext:value-type="float">
            <text:p>3570553672</text:p>
          </table:table-cell>
          <table:table-cell table:formula="of:=[.D165]/60/1024/1024" office:value-type="float" office:value="56.7524222056071" calcext:value-type="float">
            <text:p>56,7524222056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66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66]/60/1024/1024" office:value-type="float" office:value="42.5667433261871" calcext:value-type="float">
            <text:p>42,5667433262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67]/[.A$2]" office:value-type="float" office:value="500077.533333333" calcext:value-type="float">
            <text:p>500078</text:p>
          </table:table-cell>
          <table:table-cell office:value-type="float" office:value="3570553672" calcext:value-type="float">
            <text:p>3570553672</text:p>
          </table:table-cell>
          <table:table-cell table:formula="of:=[.D167]/60/1024/1024" office:value-type="float" office:value="56.7524222056071" calcext:value-type="float">
            <text:p>56,7524222056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write() instead of fprintf()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7780</text:p>
          </table:table-cell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70]/[.A$2]" office:value-type="float" office:value="375079.533333333" calcext:value-type="float">
            <text:p>375080</text:p>
          </table:table-cell>
          <table:table-cell office:value-type="float" office:value="2678068127" calcext:value-type="float">
            <text:p>2678068127</text:p>
          </table:table-cell>
          <table:table-cell table:formula="of:=[.D170]/60/1024/1024" office:value-type="float" office:value="42.5667465051015" calcext:value-type="float">
            <text:p>42,56674650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71]/[.A$2]" office:value-type="float" office:value="375079.533333333" calcext:value-type="float">
            <text:p>375080</text:p>
          </table:table-cell>
          <table:table-cell office:value-type="float" office:value="2678068127" calcext:value-type="float">
            <text:p>2678068127</text:p>
          </table:table-cell>
          <table:table-cell table:formula="of:=[.D171]/60/1024/1024" office:value-type="float" office:value="42.5667465051015" calcext:value-type="float">
            <text:p>42,5667465051</text:p>
          </table:table-cell>
          <table:table-cell table:number-columns-repeated="2"/>
        </table:table-row>
      </table:table>
      <table:table table:name="python" table:style-name="ta1" table:print="false">
        <table:shapes>
          <draw:frame draw:z-index="0" draw:style-name="gr1" draw:text-style-name="P1" svg:width="25.139cm" svg:height="17.796cm" svg:x="17.761cm" svg:y="0.133cm">
            <draw:object draw:notify-on-update-of-ranges="python.A3:python.A3 python.C3:python.C3 python.A5:python.A5 python.C5:python.C5 python.A7:python.A7 python.C7:python.C7 python.A9:python.A9 python.C9:python.C9 python.A11:python.A11 python.C11:python.C11 python.A13:python.A13 python.C13:python.C13 python.A15:python.A15 python.C15:python.C15 python.A17:python.A17 python.C17:python.C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"/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922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>
            <text:p>#logs</text:p>
          </table:table-cell>
          <table:table-cell table:style-name="ce5" office:value-type="string" calcext:value-type="string">
            <text:p>log/s</text:p>
          </table:table-cell>
          <table:table-cell table:style-name="ce5" office:value-type="string" calcext:value-type="string">
            <text:p>#Bytes</text:p>
          </table:table-cell>
          <table:table-cell table:style-name="ce5" office:value-type="string" calcext:value-type="string">
            <text:p>MB/s</text:p>
          </table:table-cell>
          <table:table-cell/>
        </table:table-row>
        <table:table-row table:style-name="ro1">
          <table:table-cell office:value-type="string" calcext:value-type="string">
            <text:p>logging/threading/CPython</text:p>
          </table:table-cell>
          <table:table-cell office:value-type="float" office:value="1182782" calcext:value-type="float">
            <text:p>1182782</text:p>
          </table:table-cell>
          <table:table-cell table:formula="of:=[.B3]/[.A$2]" office:value-type="float" office:value="19713.0333333333" calcext:value-type="float">
            <text:p>19713</text:p>
          </table:table-cell>
          <table:table-cell office:value-type="float" office:value="37849024" calcext:value-type="float">
            <text:p>37849024</text:p>
          </table:table-cell>
          <table:table-cell table:formula="of:=[.D3]/60/1024/1024" office:value-type="float" office:value="0.601594034830729" calcext:value-type="float">
            <text:p>0,6015940348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/>
          <table:table-cell office:value-type="float" office:value="1194795" calcext:value-type="float">
            <text:p>1194795</text:p>
          </table:table-cell>
          <table:table-cell table:formula="of:=[.B4]/[.A$2]" office:value-type="float" office:value="19913.25" calcext:value-type="float">
            <text:p>19913</text:p>
          </table:table-cell>
          <table:table-cell office:value-type="float" office:value="38233440" calcext:value-type="float">
            <text:p>38233440</text:p>
          </table:table-cell>
          <table:table-cell table:formula="of:=[.D4]/60/1024/1024" office:value-type="float" office:value="0.607704162597656" calcext:value-type="float">
            <text:p>0,6077041626</text:p>
          </table:table-cell>
          <table:table-cell/>
        </table:table-row>
        <table:table-row table:style-name="ro1">
          <table:table-cell office:value-type="string" calcext:value-type="string">
            <text:p>logging/threading/Pypy</text:p>
          </table:table-cell>
          <table:table-cell office:value-type="float" office:value="2044508" calcext:value-type="float">
            <text:p>2044508</text:p>
          </table:table-cell>
          <table:table-cell table:formula="of:=[.B5]/[.A$2]" office:value-type="float" office:value="34075.1333333333" calcext:value-type="float">
            <text:p>34075</text:p>
          </table:table-cell>
          <table:table-cell office:value-type="float" office:value="65424256" calcext:value-type="float">
            <text:p>65424256</text:p>
          </table:table-cell>
          <table:table-cell table:formula="of:=[.D5]/60/1024/1024" office:value-type="float" office:value="1.03989054361979" calcext:value-type="float">
            <text:p>1,039890543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xilog/threading/CPython</text:p>
          </table:table-cell>
          <table:table-cell office:value-type="float" office:value="2295813" calcext:value-type="float">
            <text:p>2295813</text:p>
          </table:table-cell>
          <table:table-cell table:formula="of:=[.B7]/[.A$2]" office:value-type="float" office:value="38263.55" calcext:value-type="float">
            <text:p>38264</text:p>
          </table:table-cell>
          <table:table-cell office:value-type="float" office:value="326006239" calcext:value-type="float">
            <text:p>326006239</text:p>
          </table:table-cell>
          <table:table-cell table:formula="of:=[.D7]/60/1024/1024" office:value-type="float" office:value="5.18172961870829" calcext:value-type="float">
            <text:p>5,1817296187</text:p>
          </table:table-cell>
          <table:table-cell/>
        </table:table-row>
        <table:table-row table:style-name="ro1">
          <table:table-cell/>
          <table:table-cell office:value-type="float" office:value="2294530" calcext:value-type="float">
            <text:p>2294530</text:p>
          </table:table-cell>
          <table:table-cell table:formula="of:=[.B8]/[.A$2]" office:value-type="float" office:value="38242.1666666667" calcext:value-type="float">
            <text:p>38242</text:p>
          </table:table-cell>
          <table:table-cell office:value-type="float" office:value="298289537" calcext:value-type="float">
            <text:p>298289537</text:p>
          </table:table-cell>
          <table:table-cell table:formula="of:=[.D8]/60/1024/1024" office:value-type="float" office:value="4.74118450482686" calcext:value-type="float">
            <text:p>4,7411845048</text:p>
          </table:table-cell>
          <table:table-cell/>
        </table:table-row>
        <table:table-row table:style-name="ro1">
          <table:table-cell office:value-type="string" calcext:value-type="string">
            <text:p>bxilog/threading/Pypy</text:p>
          </table:table-cell>
          <table:table-cell office:value-type="float" office:value="3069122" calcext:value-type="float">
            <text:p>3069122</text:p>
          </table:table-cell>
          <table:table-cell table:formula="of:=[.B9]/[.A$2]" office:value-type="float" office:value="51152.0333333333" calcext:value-type="float">
            <text:p>51152</text:p>
          </table:table-cell>
          <table:table-cell office:value-type="float" office:value="398986716" calcext:value-type="float">
            <text:p>398986716</text:p>
          </table:table-cell>
          <table:table-cell table:formula="of:=[.D9]/60/1024/1024" office:value-type="float" office:value="6.34172306060791" calcext:value-type="float">
            <text:p>6,341723060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ogging/multiprocessing/CPython</text:p>
          </table:table-cell>
          <table:table-cell office:value-type="float" office:value="4428938" calcext:value-type="float">
            <text:p>4428938</text:p>
          </table:table-cell>
          <table:table-cell table:formula="of:=[.B11]/[.A$2]" office:value-type="float" office:value="73815.6333333333" calcext:value-type="float">
            <text:p>73816</text:p>
          </table:table-cell>
          <table:table-cell office:value-type="float" office:value="141726016" calcext:value-type="float">
            <text:p>141726016</text:p>
          </table:table-cell>
          <table:table-cell table:formula="of:=[.D11]/60/1024/1024" office:value-type="float" office:value="2.25267435709635" calcext:value-type="float">
            <text:p>2,2526743571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/>
          <table:table-cell office:value-type="float" office:value="4413882" calcext:value-type="float">
            <text:p>4413882</text:p>
          </table:table-cell>
          <table:table-cell table:formula="of:=[.B12]/[.A$2]" office:value-type="float" office:value="73564.7" calcext:value-type="float">
            <text:p>73565</text:p>
          </table:table-cell>
          <table:table-cell office:value-type="float" office:value="141244224" calcext:value-type="float">
            <text:p>141244224</text:p>
          </table:table-cell>
          <table:table-cell table:formula="of:=[.D12]/60/1024/1024" office:value-type="float" office:value="2.24501647949219" calcext:value-type="float">
            <text:p>2,2450164795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logging/multiprocessing/Pypy</text:p>
          </table:table-cell>
          <table:table-cell office:value-type="float" office:value="4917483" calcext:value-type="float">
            <text:p>4917483</text:p>
          </table:table-cell>
          <table:table-cell table:formula="of:=[.B13]/[.A$2]" office:value-type="float" office:value="81958.05" calcext:value-type="float">
            <text:p>81958</text:p>
          </table:table-cell>
          <table:table-cell office:value-type="float" office:value="157359456" calcext:value-type="float">
            <text:p>157359456</text:p>
          </table:table-cell>
          <table:table-cell table:formula="of:=[.D13]/60/1024/1024" office:value-type="float" office:value="2.50116119384766" calcext:value-type="float">
            <text:p>2,5011611938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xilog/multiprocessing/CPython</text:p>
          </table:table-cell>
          <table:table-cell office:value-type="float" office:value="8296114" calcext:value-type="float">
            <text:p>8296114</text:p>
          </table:table-cell>
          <table:table-cell table:formula="of:=[.B15]/[.A$2]" office:value-type="float" office:value="138268.566666667" calcext:value-type="float">
            <text:p>138269</text:p>
          </table:table-cell>
          <table:table-cell office:value-type="float" office:value="1061903757" calcext:value-type="float">
            <text:p>1061903757</text:p>
          </table:table-cell>
          <table:table-cell table:formula="of:=[.D15]/60/1024/1024" office:value-type="float" office:value="16.8785056591034" calcext:value-type="float">
            <text:p>16,8785056591</text:p>
          </table:table-cell>
          <table:table-cell/>
        </table:table-row>
        <table:table-row table:style-name="ro1">
          <table:table-cell/>
          <table:table-cell office:value-type="float" office:value="8570214" calcext:value-type="float">
            <text:p>8570214</text:p>
          </table:table-cell>
          <table:table-cell table:formula="of:=[.B16]/[.A$2]" office:value-type="float" office:value="142836.9" calcext:value-type="float">
            <text:p>142837</text:p>
          </table:table-cell>
          <table:table-cell office:value-type="float" office:value="1096988557" calcext:value-type="float">
            <text:p>1096988557</text:p>
          </table:table-cell>
          <table:table-cell table:formula="of:=[.D16]/60/1024/1024" office:value-type="float" office:value="17.4361635367076" calcext:value-type="float">
            <text:p>17,4361635367</text:p>
          </table:table-cell>
          <table:table-cell/>
        </table:table-row>
        <table:table-row table:style-name="ro1">
          <table:table-cell office:value-type="string" calcext:value-type="string">
            <text:p>bxilog/multiprocessing/Pypy</text:p>
          </table:table-cell>
          <table:table-cell office:value-type="float" office:value="6894234" calcext:value-type="float">
            <text:p>6894234</text:p>
          </table:table-cell>
          <table:table-cell table:formula="of:=[.B17]/[.A$2]" office:value-type="float" office:value="114903.9" calcext:value-type="float">
            <text:p>114904</text:p>
          </table:table-cell>
          <table:table-cell office:value-type="float" office:value="882463117" calcext:value-type="float">
            <text:p>882463117</text:p>
          </table:table-cell>
          <table:table-cell table:formula="of:=[.D17]/60/1024/1024" office:value-type="float" office:value="14.0263734976451" calcext:value-type="float">
            <text:p>14,0263734976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12:17:04.017472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Vignéras</meta:initial-creator>
    <meta:creation-date>2013-07-17T08:57:15</meta:creation-date>
    <dc:date>2014-12-01T17:10:48.871427633</dc:date>
    <dc:creator>Pierre Vignéras</dc:creator>
    <meta:editing-duration>P3DT12H29M36S</meta:editing-duration>
    <meta:editing-cycles>46</meta:editing-cycles>
    <meta:generator>LibreOffice/4.2.6.3$Linux_X86_64 LibreOffice_project/420m0$Build-3</meta:generator>
    <meta:document-statistic meta:table-count="3" meta:cell-count="4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1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1"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1"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1"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5.14cm" svg:height="17.797cm" xlink:href=".." xlink:type="simple" chart:class="chart:bar" chart:style-name="ch1">
        <chart:title svg:x="10.807cm" svg:y="0.491cm" chart:style-name="ch2">
          <text:p>Nombre de logs/s</text:p>
        </chart:title>
        <chart:subtitle svg:x="10.449cm" svg:y="1.625cm" chart:style-name="ch3">
          <text:p>Python logging vs bxilog</text:p>
        </chart:subtitle>
        <chart:legend chart:legend-position="end" svg:x="19.358cm" svg:y="6.856cm" style:legend-expansion="high" chart:style-name="ch4"/>
        <chart:plot-area chart:style-name="ch5" table:cell-range-address="python.A3:python.A3 python.C3:python.C3 python.A5:python.A5 python.C5:python.C5 python.A7:python.A7 python.C7:python.C7 python.A9:python.A9 python.C9:python.C9 python.A11:python.A11 python.C11:python.C11 python.A13:python.A13 python.C13:python.C13 python.A15:python.A15 python.C15:python.C15 python.A17:python.A17 python.C17:python.C17" chart:data-source-has-labels="column" svg:x="1.513cm" svg:y="3.018cm" svg:width="16.841cm" svg:height="13.443cm">
          <chartooo:coordinate-region svg:x="2.875cm" svg:y="3.217cm" svg:width="15.479cm" svg:height="13.045cm"/>
          <chart:axis chart:dimension="x" chart:name="primary-x" chart:style-name="ch6">
            <chart:title svg:x="8.738cm" svg:y="16.816cm" chart:style-name="ch7">
              <text:p>Implementation</text:p>
            </chart:title>
          </chart:axis>
          <chart:axis chart:dimension="y" chart:name="primary-y" chart:style-name="ch8">
            <chart:title svg:x="0.451cm" svg:y="10.246cm" chart:style-name="ch9">
              <text:p>#log/s</text:p>
            </chart:title>
            <chart:grid chart:style-name="ch10" chart:class="major"/>
          </chart:axis>
          <chart:series chart:style-name="ch11" chart:values-cell-range-address="python.C3:python.C3" chart:label-cell-address="python.A3:python.A3" chart:class="chart:bar">
            <chart:data-point/>
          </chart:series>
          <chart:series chart:style-name="ch12" chart:values-cell-range-address="python.C5:python.C5" chart:label-cell-address="python.A5:python.A5" chart:class="chart:bar">
            <chart:data-point/>
          </chart:series>
          <chart:series chart:style-name="ch13" chart:values-cell-range-address="python.C7:python.C7" chart:label-cell-address="python.A7:python.A7" chart:class="chart:bar">
            <chart:data-point/>
          </chart:series>
          <chart:series chart:style-name="ch14" chart:values-cell-range-address="python.C9:python.C9" chart:label-cell-address="python.A9:python.A9" chart:class="chart:bar">
            <chart:data-point/>
          </chart:series>
          <chart:series chart:style-name="ch15" chart:values-cell-range-address="python.C11:python.C11" chart:label-cell-address="python.A11:python.A11" chart:class="chart:bar">
            <chart:data-point/>
          </chart:series>
          <chart:series chart:style-name="ch16" chart:values-cell-range-address="python.C13:python.C13" chart:label-cell-address="python.A13:python.A13" chart:class="chart:bar">
            <chart:data-point/>
          </chart:series>
          <chart:series chart:style-name="ch17" chart:values-cell-range-address="python.C15:python.C15" chart:label-cell-address="python.A15:python.A15" chart:class="chart:bar">
            <chart:data-point/>
          </chart:series>
          <chart:series chart:style-name="ch18" chart:values-cell-range-address="python.C17:python.C17" chart:label-cell-address="python.A17:python.A17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ogging/threading/CPython</text:p>
                <draw:g>
                  <svg:desc>python.A3:python.A3</svg:desc>
                </draw:g>
              </table:table-cell>
              <table:table-cell office:value-type="float" office:value="19713.0333333333">
                <text:p>19713.0333333333</text:p>
                <draw:g>
                  <svg:desc>python.C3:python.C3</svg:desc>
                </draw:g>
              </table:table-cell>
            </table:table-row>
            <table:table-row>
              <table:table-cell office:value-type="string">
                <text:p>logging/threading/Pypy</text:p>
                <draw:g>
                  <svg:desc>python.A5:python.A5</svg:desc>
                </draw:g>
              </table:table-cell>
              <table:table-cell office:value-type="float" office:value="34075.1333333333">
                <text:p>34075.1333333333</text:p>
                <draw:g>
                  <svg:desc>python.C5:python.C5</svg:desc>
                </draw:g>
              </table:table-cell>
            </table:table-row>
            <table:table-row>
              <table:table-cell office:value-type="string">
                <text:p>bxilog/threading/CPython</text:p>
                <draw:g>
                  <svg:desc>python.A7:python.A7</svg:desc>
                </draw:g>
              </table:table-cell>
              <table:table-cell office:value-type="float" office:value="38263.55">
                <text:p>38263.55</text:p>
                <draw:g>
                  <svg:desc>python.C7:python.C7</svg:desc>
                </draw:g>
              </table:table-cell>
            </table:table-row>
            <table:table-row>
              <table:table-cell office:value-type="string">
                <text:p>bxilog/threading/Pypy</text:p>
                <draw:g>
                  <svg:desc>python.A9:python.A9</svg:desc>
                </draw:g>
              </table:table-cell>
              <table:table-cell office:value-type="float" office:value="51152.0333333333">
                <text:p>51152.0333333333</text:p>
                <draw:g>
                  <svg:desc>python.C9:python.C9</svg:desc>
                </draw:g>
              </table:table-cell>
            </table:table-row>
            <table:table-row>
              <table:table-cell office:value-type="string">
                <text:p>logging/multiprocessing/CPython</text:p>
                <draw:g>
                  <svg:desc>python.A11:python.A11</svg:desc>
                </draw:g>
              </table:table-cell>
              <table:table-cell office:value-type="float" office:value="73815.6333333333">
                <text:p>73815.6333333333</text:p>
                <draw:g>
                  <svg:desc>python.C11:python.C11</svg:desc>
                </draw:g>
              </table:table-cell>
            </table:table-row>
            <table:table-row>
              <table:table-cell office:value-type="string">
                <text:p>logging/multiprocessing/Pypy</text:p>
                <draw:g>
                  <svg:desc>python.A13:python.A13</svg:desc>
                </draw:g>
              </table:table-cell>
              <table:table-cell office:value-type="float" office:value="81958.05">
                <text:p>81958.05</text:p>
                <draw:g>
                  <svg:desc>python.C13:python.C13</svg:desc>
                </draw:g>
              </table:table-cell>
            </table:table-row>
            <table:table-row>
              <table:table-cell office:value-type="string">
                <text:p>bxilog/multiprocessing/CPython</text:p>
                <draw:g>
                  <svg:desc>python.A15:python.A15</svg:desc>
                </draw:g>
              </table:table-cell>
              <table:table-cell office:value-type="float" office:value="138268.566666667">
                <text:p>138268.566666667</text:p>
                <draw:g>
                  <svg:desc>python.C15:python.C15</svg:desc>
                </draw:g>
              </table:table-cell>
            </table:table-row>
            <table:table-row>
              <table:table-cell office:value-type="string">
                <text:p>bxilog/multiprocessing/Pypy</text:p>
                <draw:g>
                  <svg:desc>python.A17:python.A17</svg:desc>
                </draw:g>
              </table:table-cell>
              <table:table-cell office:value-type="float" office:value="114903.9">
                <text:p>114903.9</text:p>
                <draw:g>
                  <svg:desc>python.C17:python.C1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